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stroke-linejoin="miter" draw:fill="none" fo:padding-top="0.336cm" fo:padding-bottom="0.336cm" fo:padding-left="0.461cm" fo:padding-right="0.461cm"/>
    </style:style>
  </office:automatic-styles>
  <office:body>
    <office:drawing>
      <draw:page draw:name="page1" draw:style-name="dp1" draw:master-page-name="Default">
        <draw:path draw:style-name="gr1" draw:layer="layout" svg:width="14.06cm" svg:height="6.561cm" svg:x="0.026cm" svg:y="3.775cm" svg:viewBox="0 0 14061 6562" svg:d="M0 3281l1894 3281M1894 6562v-2165M1894 4397h12167M14061 4397v-2232M14061 2165h-12167M1894 2165v-2165M1894 0l-1894 328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